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B9C000022D5B27ABEE5.svm"/>
  <manifest:file-entry manifest:media-type="" manifest:full-path="Pictures/20000007000042E000001320F83B9034.svm"/>
  <manifest:file-entry manifest:media-type="" manifest:full-path="Pictures/2000000700007DAE00003BA3AA89C273.svm"/>
  <manifest:file-entry manifest:media-type="" manifest:full-path="Pictures/20000007000053B8000010BF51CE63AC.svm"/>
  <manifest:file-entry manifest:media-type="" manifest:full-path="Pictures/200000070000355600001F877E40275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bold" style:font-weight-asian="bold" style:font-weight-complex="bold"/>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list-style-name="L4">
      <style:paragraph-properties fo:text-align="justify" style:justify-single-word="false"/>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text-underline-style="none" fo:font-weight="bold" style:font-weight-asian="bold" style:font-weight-complex="bold"/>
    </style:style>
    <style:style style:name="P12"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fo:font-size="11pt" style:font-size-asian="11pt" style:font-size-complex="11pt"/>
    </style:style>
    <style:style style:name="T4" style:family="text">
      <style:text-properties style:font-name="Courier New" fo:font-size="11pt" fo:font-weight="normal" style:font-size-asian="11pt" style:font-weight-asian="normal" style:font-size-complex="11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NA DAY 3</text:p>
      <text:p text:style-name="P1">IPv4</text:p>
      <text:p text:style-name="P1"/>
      <text:p text:style-name="P1"/>
      <text:p text:style-name="P3">IPv4 opère à la couche n°3 du modèle OSI (couche Network). C'est à ce moment que les adresses IP sont rajoutées par un header aux données, pour former un "Packet".</text:p>
      <text:p text:style-name="P3"/>
      <text:p text:style-name="P3">Lorsqu'on parle d'adresses IP, trois éléments doivent être considérés en même temps :</text:p>
      <text:p text:style-name="P3"/>
      <text:list xml:id="list1107873214987554926" text:style-name="L1">
        <text:list-item>
          <text:p text:style-name="P7">L'adresse IP.</text:p>
        </text:list-item>
        <text:list-item>
          <text:p text:style-name="P7">Le subnet mask.</text:p>
        </text:list-item>
        <text:list-item>
          <text:p text:style-name="P7">Le gateway (parfois appelé routeur).</text:p>
        </text:list-item>
      </text:list>
      <text:p text:style-name="P3"/>
      <text:p text:style-name="P3"><draw:frame draw:style-name="fr1" draw:name="images1" text:anchor-type="paragraph" svg:width="16.999cm" svg:height="8.065cm" draw:z-index="0"><draw:image xlink:href="Pictures/2000000700007DAE00003BA3AA89C273.svm" xlink:type="simple" xlink:show="embed" xlink:actuate="onLoad"/></draw:frame></text:p>
      <text:p text:style-name="P3"/>
      <text:p text:style-name="P3">Bref, une adresse IP se compose de 4 octets (32 bits), et en réalité pour un ordinateur, une adresse IP est représentée de la manière suivante, en binaire :</text:p>
      <text:p text:style-name="P3"/>
      <text:p text:style-name="P3"><draw:frame draw:style-name="fr1" draw:name="images2" text:anchor-type="paragraph" svg:width="16.999cm" svg:height="4.789cm" draw:z-index="1"><draw:image xlink:href="Pictures/2000000700007B9C000022D5B27ABEE5.svm" xlink:type="simple" xlink:show="embed" xlink:actuate="onLoad"/></draw:frame></text:p>
      <text:p text:style-name="P3">C'est juste compliqué de manipuler ce genre de chiffres, donc on a une représentation <text:span text:style-name="T2">décimale</text:span> des adresses IP. Chaque octet de nos adresses IP peuvent donc avoir la valeur décimale minimale de 0 (00000000), ou la valeur décimale maximale de 255 (11111111). On ne pourra jamais voir de chiffre qui n'est pas dans cet interval pour une adresse IP.</text:p>
      <text:p text:style-name="P3"/>
      <text:p text:style-name="P3"/>
      <text:p text:style-name="P3"/>
      <text:p text:style-name="P3"><text:soft-page-break/>Toutes les adresses IP contiennent deux informations :</text:p>
      <text:list xml:id="list5394873484089547242" text:style-name="L2">
        <text:list-item>
          <text:p text:style-name="P8">Un <text:span text:style-name="T2">network field</text:span>.</text:p>
        </text:list-item>
        <text:list-item>
          <text:p text:style-name="P8">Un <text:span text:style-name="T2">host field</text:span>.</text:p>
        </text:list-item>
      </text:list>
      <text:p text:style-name="P3"/>
      <text:p text:style-name="P3">Comment identifier la partie de l'adresse IP qui correspond au network field, et comment identifier celle qui correspond au host field ? On en est capable grâce au <text:span text:style-name="T2">subnet mask</text:span>.</text:p>
      <text:p text:style-name="P3"/>
      <text:p text:style-name="P3">L'expression binaire du subnet mask sera toujours une série de 1, suivi par une série de 0. L'endroit où on passe des 1 aux 0 dans le subnet mask sera également l'endroit où on passe du network field au host field dans l'adresse IP.</text:p>
      <text:p text:style-name="P3"/>
      <text:p text:style-name="P3">Si l'on prend l'exemple des deux images ci-dessus, on voit que le subnet mask est composé durant 3 octets de bits égaux à '1'. Les trois premiers octets des adresses IP (en rouge sur la première image) correspondront donc au network field. On voit que le dernier octet du subnet mask est composé de bits égaus à '0' : il s'agira du host field dans les adresses IP (en vert).</text:p>
      <text:p text:style-name="P3"/>
      <text:p text:style-name="P3">Cela veut dire concrètement que les adresses IP de<text:span text:style-name="T3"> 192.168.100.0</text:span> à <text:span text:style-name="T3">192.168.100.255</text:span> constituent un seul réseau local. Tous les hôtes ayant des adresses IP dans cet interval peuvent communiquer localement, directement entre eux (par leur MAC address). Cependant, dès qu'on essaiera de communiquer avec une adresse IP qui ne se situe pas dans notre network field, il faudra alors automatiquement passer par le <text:span text:style-name="T2">Gateway</text:span> (la porte d'entrée et de sortie du réseau si on veut, et bien sûr le gateway doit toujours se trouver dans le même network que les autres adresses IP).</text:p>
      <text:p text:style-name="P3"/>
      <text:p text:style-name="P3"><draw:frame draw:style-name="fr2" draw:name="images3" text:anchor-type="paragraph" svg:width="13.654cm" svg:height="8.072cm" draw:z-index="2"><draw:image xlink:href="Pictures/200000070000355600001F877E402752.svm" xlink:type="simple" xlink:show="embed" xlink:actuate="onLoad"/></draw:frame></text:p>
      <text:p text:style-name="P3"/>
      <text:p text:style-name="P3">Les adresses IP sont divisées en 5 classes, cette classe étant indiquée par le premier octet de l'adresse IP :</text:p>
      <text:p text:style-name="P3"/>
      <text:list xml:id="list5610204391454223208" text:style-name="L3">
        <text:list-item>
          <text:p text:style-name="P9">Le premier octet est dans l'interval <text:span text:style-name="T2">1 – 126</text:span> : class A.</text:p>
        </text:list-item>
        <text:list-item>
          <text:p text:style-name="P9">(Les adresses commençant par 127 sont utilisées pour du loopback.)</text:p>
        </text:list-item>
        <text:list-item>
          <text:p text:style-name="P9">Le premier octet est dans l'interval <text:span text:style-name="T2">128 – 191</text:span> : class B.</text:p>
        </text:list-item>
        <text:list-item>
          <text:p text:style-name="P9">Le premier octet est dans l'interval <text:span text:style-name="T2">192 – 223</text:span> : class C.</text:p>
        </text:list-item>
        <text:list-item>
          <text:p text:style-name="P9">Le premier octet est dans l'interval<text:span text:style-name="T2"> 224 – 239</text:span> : class D.</text:p>
        </text:list-item>
        <text:list-item>
          <text:p text:style-name="P9">Le premier octet est dans l'interval <text:span text:style-name="T2">240 – 255</text:span> : class E.</text:p>
        </text:list-item>
      </text:list>
      <text:p text:style-name="P3"/>
      <text:p text:style-name="P3"><text:soft-page-break/></text:p>
      <text:p text:style-name="P3">Les adresses de classe D sont réservées au "multicasting", et les adresses de classe E sont réservées à des fins expérimentales. Nous nous concentrerons donc sur les adresses IP de <text:span text:style-name="T2">classe A, B et C.</text:span></text:p>
      <text:p text:style-name="P2"/>
      <text:p text:style-name="P3"><text:span text:style-name="T2">&gt; Les adresses IP de classe C ont un subnet mask égal à 255.255.255.0</text:span>. Leur network field est donc constitué par leurs trois premiers octets, et les hôtes sont définis par le dernier octet.</text:p>
      <text:p text:style-name="P3">NOTE : on peut indiquer le subnet de la façon suivante : <text:span text:style-name="T3">192.168.100.10/24</text:span>. Ici, le /24 veut dire qu'il y a 24 '1' dans le subnet mask.</text:p>
      <text:p text:style-name="P3">Exemple :</text:p>
      <text:p text:style-name="P3"><draw:frame draw:style-name="fr3" draw:name="images4" text:anchor-type="paragraph" svg:x="2.141cm" svg:y="0.318cm" svg:width="12.716cm" svg:height="3.637cm" draw:z-index="3"><draw:image xlink:href="Pictures/20000007000042E000001320F83B9034.svm" xlink:type="simple" xlink:show="embed" xlink:actuate="onLoad"/></draw:frame></text:p>
      <text:p text:style-name="P3"/>
      <text:p text:style-name="P3">Les adresses de classe C peuvent donc définir jusqu'à 254 hôtes dans leur réseau :</text:p>
      <text:list xml:id="list760984306081529834" text:style-name="L4">
        <text:list-item>
          <text:p text:style-name="P10">Network ID : <text:span text:style-name="T3">192.168.100.0</text:span></text:p>
        </text:list-item>
        <text:list-item>
          <text:p text:style-name="P10">Valid first IP address : <text:span text:style-name="T3">192.168.100.1</text:span></text:p>
        </text:list-item>
        <text:list-item>
          <text:p text:style-name="P10">Valid last IP address : <text:span text:style-name="T3">192.168.100.254</text:span></text:p>
        </text:list-item>
        <text:list-item>
          <text:p text:style-name="P10">Broadcast ID : <text:span text:style-name="T3">192.168.100.255</text:span></text:p>
        </text:list-item>
      </text:list>
      <text:p text:style-name="P3"/>
      <text:p text:style-name="P3">NOTE : pour savoir combien d'hôtes seront disponibles dans un network field, on utilise le simple calcul <text:span text:style-name="T3">2^(number_of_host_bits) - 2</text:span>. Ici <text:span text:style-name="T3">2^8 - 2 = 254</text:span>. </text:p>
      <text:p text:style-name="P3"/>
      <text:p text:style-name="P3"/>
      <text:p text:style-name="P2">&gt; Les adresses IP de classe B ont un subnet mask égal à 255.255.0.0<text:span text:style-name="T1">. Leur network field est donc constitué par leur deux premiers octets, et les hôtes sont définis dans les deux derniers octets.</text:span></text:p>
      <text:p text:style-name="P2"><text:span text:style-name="T1">On peut donc l'indiquer de la forme suivante : </text:span><text:span text:style-name="T4">172.123.100.225/16</text:span><text:span text:style-name="T1">.</text:span></text:p>
      <text:p text:style-name="P3">Exemple :</text:p>
      <text:p text:style-name="P3"/>
      <text:p text:style-name="P3"><draw:frame draw:style-name="fr1" draw:name="images5" text:anchor-type="paragraph" svg:width="16.999cm" svg:height="3.399cm" draw:z-index="4"><draw:image xlink:href="Pictures/20000007000053B8000010BF51CE63AC.svm" xlink:type="simple" xlink:show="embed" xlink:actuate="onLoad"/></draw:frame></text:p>
      <text:p text:style-name="P3">NOTE : Le gateway n'est pas forcément la première adresse IP valide !</text:p>
      <text:p text:style-name="P3"/>
      <text:p text:style-name="P2"><text:span text:style-name="T1">Les adresses de classe B peuvent donc définir </text:span><text:span text:style-name="T4">2^16 – 2</text:span><text:span text:style-name="T1"> hôtes dans leur réseau, soit 65 534 :</text:span></text:p>
      <text:list xml:id="list42306065" text:continue-numbering="true" text:style-name="L4">
        <text:list-item>
          <text:p text:style-name="P10">Network ID : <text:span text:style-name="T3">172.123.0.0</text:span></text:p>
        </text:list-item>
        <text:list-item>
          <text:p text:style-name="P10">Valid first IP address : <text:span text:style-name="T3">172.123.0.1</text:span></text:p>
        </text:list-item>
        <text:list-item>
          <text:p text:style-name="P10">Valid last IP address : <text:span text:style-name="T3">172.123.255.254</text:span></text:p>
        </text:list-item>
        <text:list-item>
          <text:p text:style-name="P10">Broadcast ID : <text:span text:style-name="T3">172.123.255.255</text:span></text:p>
        </text:list-item>
      </text:list>
      <text:p text:style-name="P12"/>
      <text:p text:style-name="P4">Remarque : il s'agit d'un nombre important d'hôtes, et cela peut devenir difficile à gérer (surtout du <text:soft-page-break/>point de vue de la broadcast address, qui broadcast à un énorme nombre d'hôtes, ce qui ralentit le réseau et le fait devenir assez peu efficace). C'est pour cela qu'on a créé les subnets, permettant de diviser ces énormes réseaux en plus petits réseau (Cisco : il ne devrait pas y avoir plus de 500 hôtes par network pour que tout reste efficace).</text:p>
      <text:p text:style-name="P4"/>
      <text:p text:style-name="P4"/>
      <text:p text:style-name="P5">&gt; Les adresses IP de classe A ont un subnet égal à 255.0.0.0<text:span text:style-name="T1">. Là on a énormément d'hôtes, jusqu'à 2 097 150 hôtes. On se doute bien qu'on aura d'autant plus besoin de subnets ici.</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2M7S</meta:editing-duration>
    <meta:editing-cycles>10</meta:editing-cycles>
    <meta:generator>OpenOffice/4.1.5$Win32 OpenOffice.org_project/415m1$Build-9789</meta:generator>
    <dc:date>2020-11-30T22:09:35.74</dc:date>
    <meta:document-statistic meta:table-count="0" meta:image-count="5" meta:object-count="0" meta:page-count="4" meta:paragraph-count="44" meta:word-count="878" meta:character-count="4826"/>
    <meta:user-defined meta:name="Info 1"/>
    <meta:user-defined meta:name="Info 2"/>
    <meta:user-defined meta:name="Info 3"/>
    <meta:user-defined meta:name="Info 4"/>
  </office:meta>
</office:document-meta>
</file>